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03500001D2647F1CB27.svm"/>
  <manifest:file-entry manifest:media-type="" manifest:full-path="Pictures/200000070000512300000919F858E350.svm"/>
  <manifest:file-entry manifest:media-type="" manifest:full-path="Pictures/200000070000600500000D5662A87ED5.svm"/>
  <manifest:file-entry manifest:media-type="" manifest:full-path="Pictures/2000000700004D8500001C385492386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Courier New" fo:font-size="11pt" style:text-underline-style="none"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13" style:family="paragraph" style:parent-style-name="Standard">
      <style:paragraph-properties fo:text-align="center"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14"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15" style:family="paragraph" style:parent-style-name="Footnote">
      <style:paragraph-properties fo:margin-left="0cm" fo:margin-right="0cm" fo:text-align="justify" style:justify-single-word="false" fo:text-indent="0cm" style:auto-text-indent="false"/>
    </style:style>
    <style:style style:name="P16" style:family="paragraph" style:parent-style-name="Standard">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8"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20" style:family="paragraph" style:parent-style-name="Standard" style:list-style-name="L5">
      <style:paragraph-properties fo:text-align="justify" style:justify-single-word="false"/>
      <style:text-properties style:text-underline-style="none" fo:font-weight="normal" style:font-weight-asian="normal" style:font-weight-complex="normal"/>
    </style:style>
    <style:style style:name="P21"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style:font-weight-asian="normal" style:font-weight-complex="normal"/>
    </style:style>
    <style:style style:name="P23" style:family="paragraph" style:parent-style-name="Standard" style:list-style-name="L4">
      <style:paragraph-properties fo:text-align="justify" style:justify-single-word="false"/>
    </style:style>
    <style:style style:name="P24"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26" style:family="paragraph" style:parent-style-name="Standard">
      <style:paragraph-properties fo:text-align="center"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11pt" style:font-size-asian="11pt" style:font-size-complex="11pt"/>
    </style:style>
    <style:style style:name="T5" style:family="text">
      <style:text-properties style:font-name="Courier New" fo:font-size="11pt" style:text-underline-style="none" fo:font-weight="normal" style:font-size-asian="11pt" style:font-weight-asian="normal" style:font-size-complex="11pt" style:font-weight-complex="normal"/>
    </style:style>
    <style:style style:name="T6" style:family="text">
      <style:text-properties style:font-name="Courier New" fo:font-size="11pt" style:text-underline-style="none" style:font-size-asian="11pt" style:font-size-complex="11pt"/>
    </style:style>
    <style:style style:name="T7"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style:font-name="Courier New" fo:font-style="normal" style:font-style-asian="normal" style:font-style-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Courier New" fo:font-size="12pt" fo:font-style="normal" style:font-size-asian="12pt" style:font-style-asian="normal" style:font-size-complex="12pt" style:font-style-complex="normal"/>
    </style:style>
    <style:style style:name="T15" style:family="text">
      <style:text-properties style:font-name="Courier New"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GINX</text:p>
      <text:p text:style-name="P1"/>
      <text:p text:style-name="P4"/>
      <text:p text:style-name="P5">&gt; <text:span text:style-name="T1">Installation dans un container Debian Buster</text:span></text:p>
      <text:p text:style-name="P3"/>
      <text:p text:style-name="P3">L'installation de nginx est extrêmement simple dans un container Debian Buster :</text:p>
      <text:p text:style-name="P3"/>
      <text:p text:style-name="P6">apt-get install nginx</text:p>
      <text:p text:style-name="P3"/>
      <text:p text:style-name="P3"/>
      <text:p text:style-name="P3"/>
      <text:p text:style-name="P3">&gt; <text:span text:style-name="T2">Configuration et fonctionnement par défaut</text:span></text:p>
      <text:p text:style-name="P3"/>
      <text:p text:style-name="P3">Une fois installé, nginx dispose d'une très simple configuration par défaut. </text:p>
      <text:p text:style-name="P3"/>
      <text:p text:style-name="P3"/>
      <text:p text:style-name="P12"/>
      <text:p text:style-name="P3"/>
      <text:p text:style-name="P8">/etc/nginx/nginx.conf</text:p>
      <text:p text:style-name="P13"/>
      <text:p text:style-name="P3"/>
      <text:p text:style-name="P6">user www-data;</text:p>
      <text:p text:style-name="P6">worker_processes auto;</text:p>
      <text:p text:style-name="P6">pid /run/nginx.pid;</text:p>
      <text:p text:style-name="P6">include /etc/nginx/modules-enabled/*.conf;</text:p>
      <text:p text:style-name="P6"/>
      <text:p text:style-name="P6">events {</text:p>
      <text:p text:style-name="P6"><text:s text:c="4"/>worker_connections 768;</text:p>
      <text:p text:style-name="P6"><text:s text:c="4"/># multi_accept on;</text:p>
      <text:p text:style-name="P6">}</text:p>
      <text:p text:style-name="P6"/>
      <text:p text:style-name="P6">http {</text:p>
      <text:p text:style-name="P6"/>
      <text:p text:style-name="P6"><text:s text:c="4"/>##</text:p>
      <text:p text:style-name="P6"><text:s text:c="4"/># Basic Settings</text:p>
      <text:p text:style-name="P6"><text:s text:c="4"/>##</text:p>
      <text:p text:style-name="P6"/>
      <text:p text:style-name="P6"><text:s text:c="4"/>sendfile on;</text:p>
      <text:p text:style-name="P6"><text:s text:c="4"/>tcp_nopush on;</text:p>
      <text:p text:style-name="P6"><text:s text:c="4"/>tcp_nodelay on;</text:p>
      <text:p text:style-name="P6"><text:s text:c="4"/>keepalive_timeout 65;</text:p>
      <text:p text:style-name="P6"><text:s text:c="4"/>types_hash_max_size 2048;</text:p>
      <text:p text:style-name="P6"><text:s text:c="4"/># server_tokens off;</text:p>
      <text:p text:style-name="P6"/>
      <text:p text:style-name="P6"><text:s text:c="4"/># server_names_hash_bucket_size 64;</text:p>
      <text:p text:style-name="P6"><text:s text:c="4"/># server_name_in_redirect off;</text:p>
      <text:p text:style-name="P6"/>
      <text:p text:style-name="P6"><text:s text:c="4"/>include /etc/nginx/mime.types;</text:p>
      <text:p text:style-name="P6"><text:s text:c="4"/>default_type application/octet-stream;</text:p>
      <text:p text:style-name="P6"/>
      <text:p text:style-name="P6"><text:s text:c="4"/>##</text:p>
      <text:p text:style-name="P6"><text:s text:c="4"/># SSL Settings</text:p>
      <text:p text:style-name="P6"><text:s text:c="4"/>##</text:p>
      <text:p text:style-name="P6"/>
      <text:p text:style-name="P6"><text:s text:c="4"/>ssl_protocols TLSv1 TLSv1.1 TLSv1.2; # Dropping SSLv3, ref: POODLE</text:p>
      <text:p text:style-name="P6"><text:soft-page-break/><text:s text:c="4"/>ssl_prefer_server_ciphers on;</text:p>
      <text:p text:style-name="P6"/>
      <text:p text:style-name="P6"><text:s text:c="4"/>##</text:p>
      <text:p text:style-name="P6"><text:s text:c="4"/># Logging Settings</text:p>
      <text:p text:style-name="P6"><text:s text:c="4"/>##</text:p>
      <text:p text:style-name="P6"/>
      <text:p text:style-name="P6"><text:s text:c="4"/>access_log /var/log/nginx/access.log;</text:p>
      <text:p text:style-name="P6"><text:s text:c="4"/>error_log /var/log/nginx/error.log;</text:p>
      <text:p text:style-name="P6"/>
      <text:p text:style-name="P6"><text:s text:c="4"/>##</text:p>
      <text:p text:style-name="P6"><text:s text:c="4"/># Gzip Settings</text:p>
      <text:p text:style-name="P6"><text:s text:c="4"/>##</text:p>
      <text:p text:style-name="P6"/>
      <text:p text:style-name="P6"><text:s text:c="4"/>gzip on;</text:p>
      <text:p text:style-name="P6"/>
      <text:p text:style-name="P6"><text:s text:c="4"/># gzip_vary on;</text:p>
      <text:p text:style-name="P6"><text:s text:c="4"/># gzip_proxied any;</text:p>
      <text:p text:style-name="P6"><text:s text:c="4"/># gzip_comp_level 6;</text:p>
      <text:p text:style-name="P6"><text:s text:c="4"/># gzip_buffers 16 8k;</text:p>
      <text:p text:style-name="P6"><text:s text:c="4"/># gzip_http_version 1.1;</text:p>
      <text:p text:style-name="P7"><text:s text:c="4"/># gzip_types text/plain text/css application/json application/javascript text/xml application/xml application/xml+rss text/javascript;</text:p>
      <text:p text:style-name="P6"/>
      <text:p text:style-name="P6"><text:s text:c="4"/>##</text:p>
      <text:p text:style-name="P6"><text:s text:c="4"/># Virtual Host Configs</text:p>
      <text:p text:style-name="P6"><text:s text:c="4"/>##</text:p>
      <text:p text:style-name="P6"/>
      <text:p text:style-name="P6"><text:s text:c="4"/>include /etc/nginx/conf.d/*.conf;</text:p>
      <text:p text:style-name="P6"><text:s text:c="4"/>include /etc/nginx/sites-enabled/*;</text:p>
      <text:p text:style-name="P6">}</text:p>
      <text:p text:style-name="P6"/>
      <text:p text:style-name="P6"/>
      <text:p text:style-name="P6">#mail {</text:p>
      <text:p text:style-name="P6"># <text:s text:c="3"/># See sample authentication script at:</text:p>
      <text:p text:style-name="P6"># <text:s text:c="3"/># http://wiki.nginx.org/ImapAuthenticateWithApachePhpScript</text:p>
      <text:p text:style-name="P6">#</text:p>
      <text:p text:style-name="P6"># <text:s text:c="3"/># auth_http localhost/auth.php;</text:p>
      <text:p text:style-name="P6"># <text:s text:c="3"/># pop3_capabilities "TOP" "USER";</text:p>
      <text:p text:style-name="P6"># <text:s text:c="3"/># imap_capabilities "IMAP4rev1" "UIDPLUS";</text:p>
      <text:p text:style-name="P6">#</text:p>
      <text:p text:style-name="P6"># <text:s text:c="3"/>server {</text:p>
      <text:p text:style-name="P6"># <text:s text:c="7"/>listen <text:s text:c="4"/>localhost:110;</text:p>
      <text:p text:style-name="P6"># <text:s text:c="7"/>protocol <text:s text:c="2"/>pop3;</text:p>
      <text:p text:style-name="P6"># <text:s text:c="7"/>proxy <text:s text:c="5"/>on;</text:p>
      <text:p text:style-name="P6"># <text:s text:c="3"/>}</text:p>
      <text:p text:style-name="P6">#</text:p>
      <text:p text:style-name="P6"># <text:s text:c="3"/>server {</text:p>
      <text:p text:style-name="P6"># <text:s text:c="7"/>listen <text:s text:c="4"/>localhost:143;</text:p>
      <text:p text:style-name="P6"># <text:s text:c="7"/>protocol <text:s text:c="2"/>imap;</text:p>
      <text:p text:style-name="P6"># <text:s text:c="7"/>proxy <text:s text:c="5"/>on;</text:p>
      <text:p text:style-name="P6"># <text:s text:c="3"/>}</text:p>
      <text:p text:style-name="P6">#}</text:p>
      <text:p text:style-name="P3"/>
      <text:p text:style-name="P3"/>
      <text:p text:style-name="P3">On voit dans ce fichier de configuration, au début, des paramètres généraux classiques liés au serveur (utilisateur, pid, inclusion des modules...). Ensuite, on voit un block dédié à la gestion du <text:soft-page-break/>traffic http. Celui-ci commence par définir des paramètres de base, puis des paramètres SSL généraux, des paramètres de log.</text:p>
      <text:p text:style-name="P3"/>
      <text:p text:style-name="P3">Mais ce qui est important, c'est ensuite, "Virtual Host Config". Cette partie va véritablement définir les différents hôtes virtuels du serveur :</text:p>
      <text:list xml:id="list5692935286652642535" text:style-name="L1">
        <text:list-item>
          <text:p text:style-name="P17">Leur nom.</text:p>
        </text:list-item>
        <text:list-item>
          <text:p text:style-name="P17">Le port sur lequel ils écoutent.</text:p>
        </text:list-item>
        <text:list-item>
          <text:p text:style-name="P17">Leur racine (c'est-à-dire le dossier à partir duquel ils vont délivrer les documents).</text:p>
        </text:list-item>
      </text:list>
      <text:p text:style-name="P3"/>
      <text:p text:style-name="P3">Et on voit bien que ces différents éléments ne sont pas directement présents dans le fichier /etc/nginx/nginx.conf. Ils sont en réalités définis dans le dossier "sites-enabled" (dont tout le contenu est inclu dans nginx.conf). Et cela va rester comme ça, pour plus de clareté le fichier de configuration principal qu'on voit ci-dessus ne fait qu'inclure sites-enabled.</text:p>
      <text:p text:style-name="P3"/>
      <text:p text:style-name="P3"/>
      <text:p text:style-name="P3"/>
      <text:p text:style-name="P12"/>
      <text:p text:style-name="P3"/>
      <text:p text:style-name="P8">/etc/nginx/sites-enabled</text:p>
      <text:p text:style-name="P12"/>
      <text:p text:style-name="P3"/>
      <text:p text:style-name="P3">En réalité, on ne va rien mettre directement dans le dossier sites-enabled. Les fichiers se chargeant de définir les hôtes virtuels du serveur seront créés dans le dossier <text:span text:style-name="T4">sites-available</text:span>, puis on créera un lien symbolique de ces fichiers vers <text:span text:style-name="T4">sites-enabled</text:span><text:note text:id="ftn1" text:note-class="footnote"><text:note-citation>1</text:note-citation><text:note-body><text:p text:style-name="P15"><text:s/>: Pourquoi ? Pour pouvoir activer et désactiver certains hôtes virtuels sans avoir à supprimer les fichiers de configuration à chaque fois : ici, on désactive le lien symbolique pour retirer l'hôte virtuel, et pour le remettre en ligne, on a qu'à re-créer le lien symbolique.</text:p></text:note-body></text:note>.</text:p>
      <text:p text:style-name="P3"/>
      <text:p text:style-name="P3">C'est exactement ce fonctionnement qui est en place pour les configurations par défaut. La configuration par défaut des hôtes virtuels se situe dans le dossier <text:span text:style-name="T4">sites-available</text:span>, et un symlink vers cette configuration par défaut a été créé dans <text:span text:style-name="T4">sites-enabled</text:span>.</text:p>
      <text:p text:style-name="P3"/>
      <text:p text:style-name="P6"/>
      <text:p text:style-name="P6"/>
      <text:p text:style-name="P6"><draw:frame draw:style-name="fr1" draw:name="images1" text:anchor-type="paragraph" svg:width="16.999cm" svg:height="1.905cm" draw:z-index="0"><draw:image xlink:href="Pictures/200000070000512300000919F858E350.svm" xlink:type="simple" xlink:show="embed" xlink:actuate="onLoad"/></draw:frame></text:p>
      <text:p text:style-name="P6"/>
      <text:p text:style-name="P10">Cette configuration par défaut des hôtes virtuels est la suivant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In most cases, administrators will remove this file from sites-enabled/ #and leave it as reference inside of sites-available where it will #continue to be updated by the nginx packaging team.</text:p>
      <text:p text:style-name="P6">#</text:p>
      <text:p text:style-name="P6"># This file will automatically load configuration files provided by other</text:p>
      <text:p text:style-name="P6"># applications, such as Drupal or Wordpress. These applications will be #made available underneath a path with that package name, such as #/drupal8.</text:p>
      <text:p text:style-name="P6">##</text:p>
      <text:p text:style-name="P6"/>
      <text:p text:style-name="P6"># Default server configuration</text:p>
      <text:p text:style-name="P6">#</text:p>
      <text:p text:style-name="P6">server {</text:p>
      <text:p text:style-name="P6"><text:s text:c="4"/>listen 80 default_server;</text:p>
      <text:p text:style-name="P6"><text:s text:c="4"/>listen [::]:80 default_server;</text:p>
      <text:p text:style-name="P6"/>
      <text:p text:style-name="P6"><text:s text:c="4"/># SSL configuration</text:p>
      <text:p text:style-name="P6"><text:s text:c="4"/>#</text:p>
      <text:p text:style-name="P6"><text:s text:c="4"/># listen 443 ssl default_server;</text:p>
      <text:p text:style-name="P6"><text:s text:c="4"/># listen [::]:443 ssl default_server;</text:p>
      <text:p text:style-name="P6"><text:s text:c="4"/>#</text:p>
      <text:p text:style-name="P6"><text:s text:c="4"/># Note: You should disable gzip for SSL traffic.</text:p>
      <text:p text:style-name="P6"><text:s text:c="4"/># See: https://bugs.debian.org/773332</text:p>
      <text:p text:style-name="P6"><text:s text:c="4"/>#</text:p>
      <text:p text:style-name="P6"><text:s text:c="4"/># Read up on ssl_ciphers to ensure a secure configuration.</text:p>
      <text:p text:style-name="P6"><text:s text:c="4"/># See: https://bugs.debian.org/765782</text:p>
      <text:p text:style-name="P6"><text:s text:c="4"/>#</text:p>
      <text:p text:style-name="P6"><text:s text:c="4"/># Self signed certs generated by the ssl-cert package</text:p>
      <text:p text:style-name="P6"><text:s text:c="4"/># Don't use them in a production server!</text:p>
      <text:p text:style-name="P6"><text:s text:c="4"/>#</text:p>
      <text:p text:style-name="P6"><text:s text:c="4"/># include snippets/snakeoil.conf;</text:p>
      <text:p text:style-name="P6"/>
      <text:p text:style-name="P6"><text:s text:c="4"/>root /var/www/html;</text:p>
      <text:p text:style-name="P6"/>
      <text:p text:style-name="P6"><text:s text:c="4"/># Add index.php to the list if you are using PHP</text:p>
      <text:p text:style-name="P6"><text:s text:c="4"/>index index.html index.htm index.nginx-debian.html;</text:p>
      <text:p text:style-name="P6"/>
      <text:p text:style-name="P6"><text:s text:c="4"/>server_name _;</text:p>
      <text:p text:style-name="P6"/>
      <text:p text:style-name="P6"><text:s text:c="4"/>location / {</text:p>
      <text:p text:style-name="P6"><text:s text:c="8"/># First attempt to serve request as file, then</text:p>
      <text:p text:style-name="P6"><text:s text:c="8"/># as directory, then fall back to displaying a 404.</text:p>
      <text:p text:style-name="P6"><text:s text:c="8"/>try_files $uri $uri/ =404;</text:p>
      <text:p text:style-name="P6"><text:s text:c="4"/>}</text:p>
      <text:p text:style-name="P6"/>
      <text:p text:style-name="P6"><text:s text:c="4"/># pass PHP scripts to FastCGI server</text:p>
      <text:p text:style-name="P6"><text:s text:c="4"/>#</text:p>
      <text:p text:style-name="P6"><text:s text:c="4"/>#location ~ \.php$ {</text:p>
      <text:p text:style-name="P6"><text:s text:c="4"/># <text:s text:c="3"/>include snippets/fastcgi-php.conf;</text:p>
      <text:p text:style-name="P6"><text:s text:c="4"/>#</text:p>
      <text:p text:style-name="P6"><text:s text:c="4"/># <text:s text:c="3"/># With php-fpm (or other unix sockets):</text:p>
      <text:p text:style-name="P6"><text:s text:c="4"/># <text:s text:c="3"/>fastcgi_pass unix:/run/php/php7.3-fpm.sock;</text:p>
      <text:p text:style-name="P6"><text:s text:c="4"/># <text:s text:c="3"/># With php-cgi (or other tcp sockets):</text:p>
      <text:p text:style-name="P6"><text:s text:c="4"/># <text:s text:c="3"/>fastcgi_pass 127.0.0.1:9000;</text:p>
      <text:p text:style-name="P6"><text:s text:c="4"/>#}</text:p>
      <text:p text:style-name="P6"/>
      <text:p text:style-name="P6"><text:s text:c="4"/># deny access to .htaccess files, if Apache's document root</text:p>
      <text:p text:style-name="P6"><text:soft-page-break/><text:s text:c="4"/># concurs with nginx's one</text:p>
      <text:p text:style-name="P6"><text:s text:c="4"/>#</text:p>
      <text:p text:style-name="P6"><text:s text:c="4"/>#location ~ /\.ht {</text:p>
      <text:p text:style-name="P6"><text:s text:c="4"/># <text:s text:c="3"/>deny all;</text:p>
      <text:p text:style-name="P6"><text:s text:c="4"/>#}</text:p>
      <text:p text:style-name="P6">}</text:p>
      <text:p text:style-name="P6"/>
      <text:p text:style-name="P6"/>
      <text:p text:style-name="P6"># Virtual Host configuration for example.com</text:p>
      <text:p text:style-name="P6">#</text:p>
      <text:p text:style-name="P6"># You can move that to a different file under sites-available/ and symlink that</text:p>
      <text:p text:style-name="P6"># to sites-enabled/ to enable it.</text:p>
      <text:p text:style-name="P6">#</text:p>
      <text:p text:style-name="P6">#server {</text:p>
      <text:p text:style-name="P6"># <text:s text:c="3"/>listen 80;</text:p>
      <text:p text:style-name="P6"># <text:s text:c="3"/>listen [::]:80;</text:p>
      <text:p text:style-name="P6">#</text:p>
      <text:p text:style-name="P6"># <text:s text:c="3"/>server_name example.com;</text:p>
      <text:p text:style-name="P6">#</text:p>
      <text:p text:style-name="P6"># <text:s text:c="3"/>root /var/www/example.com;</text:p>
      <text:p text:style-name="P6"># <text:s text:c="3"/>index index.html;</text:p>
      <text:p text:style-name="P6">#</text:p>
      <text:p text:style-name="P6"># <text:s text:c="3"/>location / {</text:p>
      <text:p text:style-name="P6"># <text:s text:c="7"/>try_files $uri $uri/ =404;</text:p>
      <text:p text:style-name="P6"># <text:s text:c="3"/>}</text:p>
      <text:p text:style-name="P6">#}</text:p>
      <text:p text:style-name="P6"/>
      <text:p text:style-name="P3"/>
      <text:p text:style-name="P3">Comme on le voit, on a un seul bloc server défini : il s'agit du serveur par défaut. Ses caractéristiques :</text:p>
      <text:list xml:id="list4408477279014838300" text:style-name="L2">
        <text:list-item>
          <text:p text:style-name="P18">Nom : _. Il s'agit en réalité de l'adresse IP du serveur.</text:p>
        </text:list-item>
        <text:list-item>
          <text:p text:style-name="P18">Port : 80.</text:p>
        </text:list-item>
        <text:list-item>
          <text:p text:style-name="P18">Root :<text:span text:style-name="T4"> /var/www/html</text:span>. Dans ce dossier par défaut, on ne trouve qu'un document "<text:span text:style-name="T4">index.nginx-debian.html</text:span>", qui est la page d'accueil NGINX permettant de savoir que tout fonctionne bien.</text:p>
        </text:list-item>
        <text:list-item>
          <text:p text:style-name="P18">Index : <text:span text:style-name="T4">index.html, index.htm, index.nginx-debian.html</text:span>. Il s'agit ici de dire au serveur la page par défaut qui doit être chargée lorsqu'on vise un dossier sans préciser de fichier particulier. Quand on tapera uniquement l'adresse IP, nginx chargera donc par défaut le fichier <text:span text:style-name="T4">index.nginx-debian.html</text:span> de la racine<text:span text:style-name="T4"> /var/www/html</text:span>.</text:p>
        </text:list-item>
      </text:list>
      <text:p text:style-name="P3"/>
      <text:p text:style-name="P3"/>
      <text:p text:style-name="P3"/>
      <text:p text:style-name="P3">BREF, avec cette configuration par défaut, imaginons qu'on ait démarré un container docker, en redirigeant tout ce qui arrive sur le port 80 de notre machine hôte vers le container :</text:p>
      <text:p text:style-name="P3"/>
      <text:p text:style-name="P6">docker run -it -p 80:80 test</text:p>
      <text:p text:style-name="P3"/>
      <text:p text:style-name="P3">Et que nginx est activé, avec sa configuration par défaut. Lorsqu'on tape dans notre browser l'adresse IP du container, on tombe bien sur la page d'index par défaut, servie par la racine de notre serveur par défaut.</text:p>
      <text:p text:style-name="P3"/>
      <text:p text:style-name="P3"/>
      <text:p text:style-name="P3"/>
      <text:p text:style-name="P3"/>
      <text:p text:style-name="P3"><text:soft-page-break/></text:p>
      <text:p text:style-name="P3">Imaginons maintenant qu'on veuille ajouter un hôte virtuel à notre serveur nginx. On a simplement à :</text:p>
      <text:p text:style-name="P3"/>
      <text:list xml:id="list6048090980427890112" text:style-name="L3">
        <text:list-item>
          <text:p text:style-name="P19">Créer un fichier contenant un block de serveur supplémentaire, correspondant à l'hôte virtuel qu'on veut ajouter.</text:p>
        </text:list-item>
        <text:list-item>
          <text:p text:style-name="P19">Placer ce fichier dans le dossier /etc/nginx/sites-available</text:p>
        </text:list-item>
        <text:list-item>
          <text:p text:style-name="P19">Créer un lien symbolique de ce fichier dans le dossier /etc/nginx/sites-enabled</text:p>
        </text:list-item>
      </text:list>
      <text:p text:style-name="P3"/>
      <text:p text:style-name="P3">(Vérifier la synthaxe des fichiers de configuration nginx : <text:span text:style-name="T4">nginx -t</text:span>).</text:p>
      <text:p text:style-name="P3">Ainsi, le fichier server.conf a le contenu suivant :</text:p>
      <text:p text:style-name="P3"/>
      <text:p text:style-name="P6">server {</text:p>
      <text:p text:style-name="P6"><text:s text:c="4"/>listen 80;</text:p>
      <text:p text:style-name="P6"><text:s text:c="4"/>listen [::]:80;</text:p>
      <text:p text:style-name="P6"/>
      <text:p text:style-name="P6"><text:s text:c="4"/>server_name ftserver;</text:p>
      <text:p text:style-name="P6"/>
      <text:p text:style-name="P6"><text:s text:c="4"/>root /var/www/ftserver;</text:p>
      <text:p text:style-name="P6"><text:s text:c="4"/>index index.html index.php;</text:p>
      <text:p text:style-name="P6"/>
      <text:p text:style-name="P6"><text:s text:c="4"/>location / {</text:p>
      <text:p text:style-name="P6"><text:s text:c="8"/>try_files $uri $uri/ =404;</text:p>
      <text:p text:style-name="P6"><text:s text:c="4"/>}</text:p>
      <text:p text:style-name="P6">}</text:p>
      <text:p text:style-name="P3"/>
      <text:p text:style-name="P3">Et pour setup notre serveur, on a plus qu'à exécuter un script de ce style :</text:p>
      <text:p text:style-name="P3"/>
      <text:p text:style-name="P6">#!/bin/bash</text:p>
      <text:p text:style-name="P6"/>
      <text:p text:style-name="P6">chown -R www-data /var/www/*</text:p>
      <text:p text:style-name="P6">chmod -R 755 /var/www/*</text:p>
      <text:p text:style-name="P6">mkdir -p /var/www/ftserver</text:p>
      <text:p text:style-name="P6"/>
      <text:p text:style-name="P6">mv /tmp/server.conf /etc/nginx/sites-available/ftserver</text:p>
      <text:p text:style-name="P6">ln -s /etc/nginx/sites-available/ftserver /etc/nginx/sites-enabled/ftserver</text:p>
      <text:p text:style-name="P3"/>
      <text:p text:style-name="P3"><text:span text:style-name="T1">Remarque</text:span> : on n'oublie pas de donner les bonnes permissions. C'est en effet en tant que l'utilisateur www-data que les clients vont accéder aux fichiers hébergés, donc les deux premières lignes du script donnent la propriété de tout ce qu'il y aura dans /var/www à l'utilisateur www-data, et les permissions 755 (permettant à tout le monde de lire / exécuter les fichiers, et au propriétaire de les modifier).</text:p>
      <text:p text:style-name="P3"><text:span text:style-name="T1">Remarque</text:span> : il faut autoriser index.php si on veut servir des index de ce type. Cela est par exemple nécessaire si on veut faire tourner phpMyAdmin, qui a un fichier index de type .php.</text:p>
      <text:p text:style-name="P2">Remarque<text:span text:style-name="T9"> : ne pas oublier de faire démarrer PHP sur le serveur afin de pouvoir servir des pages PHP : </text:span><text:span text:style-name="T6">service php7.3-fpm start</text:span><text:span text:style-name="T9">, sinon de telles pages nous renvoient un code d'erreur 502.</text:span></text:p>
      <text:p text:style-name="P3"/>
      <text:p text:style-name="P3"/>
      <text:p text:style-name="P3">On redémarre ensuite le service. On a désormais 2 blocks de serveurs activés :</text:p>
      <text:list xml:id="list5107467287307180196" text:style-name="L4">
        <text:list-item>
          <text:p text:style-name="P23"><text:span text:style-name="T5">ftserver</text:span><text:span text:style-name="T10"> : qui répondra aux requêtes envoyées à l'attention de ftserver.</text:span></text:p>
        </text:list-item>
        <text:list-item>
          <text:p text:style-name="P23"><text:span text:style-name="T5">default</text:span><text:span text:style-name="T10"> : qui répondra à n'importe quelle requête sur le port 80 qui ne correspond pas aux autres blocs.</text:span></text:p>
        </text:list-item>
      </text:list>
      <text:p text:style-name="P3"/>
      <text:p text:style-name="P3"><text:soft-page-break/><text:span text:style-name="T3">ATTENTION</text:span> : pour que les requêtes envoyées à <text:span text:style-name="T4">http://ftserver</text:span> fonctionnent, il faut éditer le fichier /etc/hosts afin d'indiquer que les requêtes <text:span text:style-name="T4">http://ftserver</text:span> doivent être transférées à l'adresse IP du container. En temps normal, les serveurs DNS s'occupent de ce travail, cependant ici il n'y a pas de DNS pour dire au browser d'envoyer les requêtes à <text:span text:style-name="T4">http://ftserver</text:span> à l'adresse IP du container, pour qu'ensuite nginx puisse servir les documents correspondants.</text:p>
      <text:p text:style-name="P3"/>
      <text:p text:style-name="P3">En résumé, avec cette configuration et un fichier index.html à la racine de l'hôte virtuel <text:span text:style-name="T4">ftserver</text:span>, on a les pages suivantes :</text:p>
      <text:p text:style-name="P3"/>
      <text:p text:style-name="P3"/>
      <text:p text:style-name="P3"/>
      <text:p text:style-name="P3">&gt; <text:span text:style-name="T4">172.17.0.2</text:span> (default) sert son index de son dossier racine :</text:p>
      <text:p text:style-name="P3"/>
      <text:p text:style-name="P3"/>
      <text:p text:style-name="P3"><draw:frame draw:style-name="fr1" draw:name="images3" text:anchor-type="paragraph" svg:width="16.999cm" svg:height="6.175cm" draw:z-index="2"><draw:image xlink:href="Pictures/200000070000503500001D2647F1CB27.svm" xlink:type="simple" xlink:show="embed" xlink:actuate="onLoad"/></draw:frame></text:p>
      <text:p text:style-name="P3"/>
      <text:p text:style-name="P3"/>
      <text:p text:style-name="P3">&gt; <text:span text:style-name="T4">ftserver</text:span> sert son index de son dossier racine :</text:p>
      <text:p text:style-name="P3"/>
      <text:p text:style-name="P3"><draw:frame draw:style-name="fr1" draw:name="images2" text:anchor-type="paragraph" svg:width="16.999cm" svg:height="2.36cm" draw:z-index="1"><draw:image xlink:href="Pictures/200000070000600500000D5662A87ED5.svm" xlink:type="simple" xlink:show="embed" xlink:actuate="onLoad"/></draw:frame></text:p>
      <text:p text:style-name="P3"/>
      <text:p text:style-name="P3"/>
      <text:p text:style-name="P3"/>
      <text:p text:style-name="P3"/>
      <text:p text:style-name="P3">Maintenant, imaginons qu'on ne veuille pas que le serveur par défaut soit celui définit actuellement. Il est recommandé de rajouter la ligne suivante à notre script de setup :</text:p>
      <text:p text:style-name="P3"/>
      <text:p text:style-name="P6">rm -rf /etc/nginx/sites-enabled/default</text:p>
      <text:p text:style-name="P3"/>
      <text:p text:style-name="P3"/>
      <text:p text:style-name="P3">Une fois que l'hôte virtuel de la configuration par défaut aura été retiré, c'est désormais le premier server block qui sera le serveur par défaut. Ici, puisqu'on a qu'un seul block, cela sera ftserver. Donc si j'entre l'adresse IP de mon serveur dans mon URL, je serais directement redirigé vers <text:span text:style-name="T4">http://ftserver</text:span>.</text:p>
      <text:p text:style-name="P3"><text:soft-page-break/></text:p>
      <text:p text:style-name="P3">REMARQUE : Imaginons qu'on ait plusieurs hôtes virtuels, qu'on ait supprimé default, et qu'on veuille préciser qu'un certain block devra servir de serveur par défaut. On peut le préciser manuellement :</text:p>
      <text:p text:style-name="P3"/>
      <text:p text:style-name="P6">server {</text:p>
      <text:p text:style-name="P6"><text:s text:c="4"/>listen <text:s text:c="5"/>80;</text:p>
      <text:p text:style-name="P6"><text:s text:c="4"/>server_name example.org www.example.org;</text:p>
      <text:p text:style-name="P6"><text:s text:c="4"/>...</text:p>
      <text:p text:style-name="P6">}</text:p>
      <text:p text:style-name="P6"/>
      <text:p text:style-name="P6">server {</text:p>
      <text:p text:style-name="P6"><text:s text:c="4"/>listen <text:s text:c="5"/>80 <text:span text:style-name="T3">default_server</text:span>;</text:p>
      <text:p text:style-name="P6"><text:s text:c="4"/>server_name example.net www.example.net;</text:p>
      <text:p text:style-name="P6"><text:s text:c="4"/>...</text:p>
      <text:p text:style-name="P6">}</text:p>
      <text:p text:style-name="P6"/>
      <text:p text:style-name="P6">server {</text:p>
      <text:p text:style-name="P6"><text:s text:c="4"/>listen <text:s text:c="5"/>80;</text:p>
      <text:p text:style-name="P6"><text:s text:c="4"/>server_name example.com www.example.com;</text:p>
      <text:p text:style-name="P6"><text:s text:c="4"/>...</text:p>
      <text:p text:style-name="P6">}</text:p>
      <text:p text:style-name="P3"/>
      <text:p text:style-name="P3">Ici, les requêtes qui ne correspondent à aucun block seront automatiquement envoyées au block <text:span text:style-name="T4">example.net</text:span>.</text:p>
      <text:p text:style-name="P3"/>
      <text:p text:style-name="P3"/>
      <text:p text:style-name="P3"/>
      <text:p text:style-name="P3"><text:a xlink:type="simple" xlink:href="https://www.digitalocean.com/community/tutorials/comment-installer-nginx-sur-ubuntu-18-04-fr" text:style-name="Internet_20_link" text:visited-style-name="Visited_20_Internet_20_Link">https://www.digitalocean.com/community/tutorials/comment-installer-nginx-sur-ubuntu-18-04-fr</text:a></text:p>
      <text:p text:style-name="P3"/>
      <text:p text:style-name="P12"/>
      <text:p text:style-name="P3"/>
      <text:p text:style-name="P8">Setting up SSL</text:p>
      <text:p text:style-name="P13"/>
      <text:p text:style-name="P3"/>
      <text:p text:style-name="P3"/>
      <text:p text:style-name="P3">On a désormais notre hôte virtuel qui tourne, avec son propre nom, et sa propre racine. Cependant, les données qu'il échange avec le client passent par le protocole HTTP, et ne sont pas encryptées grâce à SSL, formant le protocole HTTPS.</text:p>
      <text:p text:style-name="P3"/>
      <text:p text:style-name="P3">Pour reprendre globalement le fonctionnement de SSL, on peut dire que c'est un système utilisant un certificat et une clé afin de :</text:p>
      <text:list xml:id="list7651759478724677562" text:style-name="L5">
        <text:list-item>
          <text:p text:style-name="P20">Encrypter les données échangées entre le client et le serveur.</text:p>
        </text:list-item>
        <text:list-item>
          <text:p text:style-name="P20">Vérifier l'identité du serveur pour que les utilisateurs soient certains du site auquel ils essaient de se connecter.</text:p>
        </text:list-item>
      </text:list>
      <text:p text:style-name="P3"/>
      <text:p text:style-name="P3">Il existe deux types de certificats :</text:p>
      <text:list xml:id="list6216956432591040493" text:style-name="L6">
        <text:list-item>
          <text:p text:style-name="P21">Les certificats produits par des "<text:span text:style-name="T11">trusted certificate authorities</text:span>", qui permettent d'encrypter les données échangées et de vérifier l'identité du serveur auquel on se connecte.</text:p>
        </text:list-item>
        <text:list-item>
          <text:p text:style-name="P21">Les <text:span text:style-name="T11">self-signed certificates</text:span>. Ceux-ci permettent bien l'encryption du traffic, cependant ils ne permettent pas de vérifier l'identité du site auquel on se connecte (d'où un message d'avertissement de la part du browser quand on se connecte à un site en https mais que les certificats sont self-signed).</text:p>
        </text:list-item>
      </text:list>
      <text:p text:style-name="P3"><text:soft-page-break/></text:p>
      <text:p text:style-name="P3">Nous utiliserons ici bien sûr des <text:span text:style-name="T11">self-signed certificates</text:span><text:span text:style-name="T12">. Pour les générer, on peut utiliser openssl et la commande suivante :</text:span></text:p>
      <text:p text:style-name="P11"/>
      <text:p text:style-name="P14"><text:span text:style-name="Source_20_Text"><text:span text:style-name="T12">openssl req -x509 -nodes -days 365 -newkey rsa:2048 -subj </text:span></text:span><text:span text:style-name="Source_20_Text"><text:span text:style-name="T12">"/C=FR/ST=France/L=Paris/0=42/OU=42Paris/CN=qroland" -keyout /etc/ssl/private/ftserver.key -out /etc/ssl/certs/ftserver.crt</text:span></text:span></text:p>
      <text:p text:style-name="P3"/>
      <text:p text:style-name="P3"/>
      <text:p text:style-name="P3"><text:span text:style-name="T4">-x509</text:span> est l'option qui nous permet de générer un <text:span text:style-name="T11">self-signed certificate </text:span><text:span text:style-name="T12">au lieu de produire une demande de certification classique. Pour les autres options :</text:span></text:p>
      <text:p text:style-name="P3"><text:a xlink:type="simple" xlink:href="https://www.digitalocean.com/community/tutorials/how-to-create-a-self-signed-ssl-certificate-for-nginx-in-ubuntu-16-04" text:style-name="Internet_20_link" text:visited-style-name="Visited_20_Internet_20_Link">https://www.digitalocean.com/community/tutorials/how-to-create-a-self-signed-ssl-certificate-for-nginx-in-ubuntu-16-04</text:a></text:p>
      <text:p text:style-name="P3"/>
      <text:p text:style-name="P3"/>
      <text:p text:style-name="P3">Maintenant qu'on a les certificats, on peut mettre à jour notre fichier de configuration d'hôte virtuel :</text:p>
      <text:p text:style-name="P3"/>
      <text:p text:style-name="P3"/>
      <text:p text:style-name="P6">server {</text:p>
      <text:p text:style-name="P6"><text:s text:c="4"/>listen 80;</text:p>
      <text:p text:style-name="P6"><text:s text:c="4"/>listen [::]:80;</text:p>
      <text:p text:style-name="P6"/>
      <text:p text:style-name="P6"><text:s text:c="4"/>server_name ftserver;</text:p>
      <text:p text:style-name="P6"/>
      <text:p text:style-name="P6"><text:s text:c="4"/>return 301 https://$server_name$request_uri;</text:p>
      <text:p text:style-name="P6">}</text:p>
      <text:p text:style-name="P6"/>
      <text:p text:style-name="P6">server {</text:p>
      <text:p text:style-name="P6"><text:tab/>listen 443 ssl;</text:p>
      <text:p text:style-name="P6"><text:tab/>listen [::]:443 ssl;</text:p>
      <text:p text:style-name="P6"/>
      <text:p text:style-name="P6"><text:tab/>server_name ftserver;</text:p>
      <text:p text:style-name="P6"><text:tab/></text:p>
      <text:p text:style-name="P6"><text:tab/>ssl_certificate /etc/ssl/certs/ftserver.crt;</text:p>
      <text:p text:style-name="P6"><text:tab/>ssl_certificate_key <text:span text:style-name="Source_20_Text"><text:span text:style-name="T12">/etc/ssl/private/ftserver.key;</text:span></text:span></text:p>
      <text:p text:style-name="P6"><text:span text:style-name="Source_20_Text"><text:span text:style-name="T12"/></text:span></text:p>
      <text:p text:style-name="P6"><text:span text:style-name="Source_20_Text"><text:span text:style-name="T12"><text:tab/>root /var/www/ftserver;</text:span></text:span></text:p>
      <text:p text:style-name="P6"><text:span text:style-name="Source_20_Text"><text:span text:style-name="T12"><text:tab/>index index.html index.htm index.php</text:span></text:span></text:p>
      <text:p text:style-name="P6"><text:span text:style-name="Source_20_Text"><text:span text:style-name="T12"/></text:span></text:p>
      <text:p text:style-name="P6"><text:span text:style-name="Source_20_Text"><text:span text:style-name="T12"><text:tab/>autodindex on;</text:span></text:span></text:p>
      <text:p text:style-name="P6"><text:span text:style-name="Source_20_Text"><text:span text:style-name="T12"/></text:span></text:p>
      <text:p text:style-name="P6"><text:span text:style-name="Source_20_Text"><text:span text:style-name="T12"><text:tab/></text:span></text:span><text:span text:style-name="Source_20_Text"><text:span text:style-name="T8">location / {</text:span></text:span></text:p>
      <text:p text:style-name="P6"><text:s text:c="8"/>try_files $uri $uri/ =404;</text:p>
      <text:p text:style-name="P6"><text:span text:style-name="Source_20_Text"><text:span text:style-name="T8"><text:s text:c="4"/>}</text:span></text:span></text:p>
      <text:p text:style-name="P6"><text:span text:style-name="Source_20_Text"><text:span text:style-name="T8"/></text:span></text:p>
      <text:p text:style-name="P6"><text:span text:style-name="Source_20_Text"><text:span text:style-name="T8"><text:tab/>location ~ \.php$ {</text:span></text:span></text:p>
      <text:p text:style-name="P6"><text:span text:style-name="Source_20_Text"><text:span text:style-name="T8"><text:tab/><text:tab/>include snippets/fastcgi-php.conf;</text:span></text:span></text:p>
      <text:p text:style-name="P6"><text:span text:style-name="Source_20_Text"><text:span text:style-name="T8"><text:tab/><text:tab/>fastcgi_pass unix:/var/run/php/php7.3-fpm.sock;</text:span></text:span></text:p>
      <text:p text:style-name="P6"><text:span text:style-name="Source_20_Text"><text:span text:style-name="T8"><text:tab/>}</text:span></text:span></text:p>
      <text:p text:style-name="P6"><text:span text:style-name="Source_20_Text"><text:span text:style-name="T8">}</text:span></text:span></text:p>
      <text:p text:style-name="P6"><text:span text:style-name="Source_20_Text"><text:span text:style-name="T12"><text:tab/></text:span></text:span></text:p>
      <text:p text:style-name="P3"/>
      <text:p text:style-name="P3">Ce qui va se passer désormais, c'est que toutes les requêtes envoyées au serveur par défaut ftserver par le biais d'http seront automatiquement redirigées vers une URL en https, et donc envoyées sur le block de server du port 443 SSL, juste en-dessous.</text:p>
      <text:p text:style-name="P3"/>
      <text:p text:style-name="P3"><text:soft-page-break/>On précise bien l'emplacement de nos certificats.</text:p>
      <text:p text:style-name="P3"/>
      <text:p text:style-name="P3">La dernière partie nous servira à gérer les fichiers se terminant en ".php" : nginx ne sait pas comment les gérer de base, et proposerait aux utilisateurs de les télécharger. C'est pourquoi les deux lignes du dessous vont permettre de transmettre les fichiers PHP à PHP7.3 qui se chargera de traiter ces fichiers.</text:p>
      <text:p text:style-name="P3"/>
      <text:p text:style-name="P3"/>
      <text:p text:style-name="P3"/>
      <text:p text:style-name="P12"/>
      <text:p text:style-name="P3"/>
      <text:p text:style-name="P4">AUTOINDEX</text:p>
      <text:p text:style-name="P13"/>
      <text:p text:style-name="P4"/>
      <text:p text:style-name="P3">On voit que dans notre block de serveur précédent, on a l'instruction suivante :</text:p>
      <text:p text:style-name="P3"/>
      <text:p text:style-name="P6"><text:span text:style-name="Source_20_Text"><text:span text:style-name="T12">autodindex on;</text:span></text:span></text:p>
      <text:p text:style-name="P6"><text:span text:style-name="Source_20_Text"><text:span text:style-name="T12"/></text:span></text:p>
      <text:p text:style-name="P6"><text:span text:style-name="Source_20_Text"><text:span text:style-name="T13">Ce qui permet une indexaction automatique des contenus du dossier visé lorsqu'aucun fichier d'index n'a été trouvé. On verra alors simplement le contenu du dossier du serveur web (assez commun pour les dossiers images, css...). Dans notre cas ici, l'autoindex est activé pour tous les dossiers de notre site web. On peut préciser son activation uniquement dans certains dossier en l'intégrant dans des blocks </text:span></text:span><text:span text:style-name="Source_20_Text"><text:span text:style-name="T8">location</text:span></text:span><text:span text:style-name="Source_20_Text"><text:span text:style-name="T13"> :</text:span></text:span></text:p>
      <text:p text:style-name="P6"><text:span text:style-name="Source_20_Text"><text:span text:style-name="T13"/></text:span></text:p>
      <text:p text:style-name="P6"><text:span text:style-name="Source_20_Text"><text:span text:style-name="T8">location /custom/images {</text:span></text:span></text:p>
      <text:p text:style-name="P6"><text:span text:style-name="Source_20_Text"><text:span text:style-name="T8"><text:tab/> <text:s text:c="2"/>autoindex on;</text:span></text:span></text:p>
      <text:p text:style-name="P6"><text:s text:c="8"/>try_files $uri $uri/ =404;</text:p>
      <text:p text:style-name="P6"><text:span text:style-name="Source_20_Text"><text:span text:style-name="T8"><text:s text:c="4"/>}</text:span></text:span></text:p>
      <text:p text:style-name="P6"><text:span text:style-name="Source_20_Text"><text:span text:style-name="T7"/></text:span></text:p>
      <text:p text:style-name="P6"><text:span text:style-name="Source_20_Text"><text:span text:style-name="T13"/></text:span></text:p>
      <text:p text:style-name="P6"><text:span text:style-name="Source_20_Text"><text:span text:style-name="T13">Pour activer et supprimer simplement l'autoindex, on a créé un petit script, qui va simplement rechercher toutes les occurences de </text:span></text:span><text:span text:style-name="Source_20_Text"><text:span text:style-name="T8">autoindex on;</text:span></text:span><text:span text:style-name="Source_20_Text"><text:span text:style-name="T13"> dans notre fichier de configuration, et les remplacer par </text:span></text:span><text:span text:style-name="Source_20_Text"><text:span text:style-name="T8">autoindex off;</text:span></text:span><text:span text:style-name="Source_20_Text"><text:span text:style-name="T13"> (et inversement), puis reload la configuration nginx :</text:span></text:span></text:p>
      <text:p text:style-name="P6"><text:span text:style-name="Source_20_Text"><text:span text:style-name="T13"/></text:span></text:p>
      <text:p text:style-name="P6"><draw:frame draw:style-name="fr1" draw:name="images4" text:anchor-type="paragraph" svg:width="16.999cm" svg:height="6.186cm" draw:z-index="3"><draw:image xlink:href="Pictures/2000000700004D8500001C3854923869.svm" xlink:type="simple" xlink:show="embed" xlink:actuate="onLoad"/></draw:frame><text:span text:style-name="Source_20_Text"><text:span text:style-name="T13"/></text:span></text:p>
      <text:p text:style-name="P6"><text:span text:style-name="Source_20_Text"><text:span text:style-name="T13"/></text:span></text:p>
      <text:p text:style-name="P6"><text:span text:style-name="Source_20_Text"><text:span text:style-name="T13"/></text:span></text:p>
      <text:p text:style-name="P6"><text:span text:style-name="Source_20_Text"><text:span text:style-name="T13"/></text:span></text:p>
      <text:p text:style-name="P6"><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0M18S</meta:editing-duration>
    <meta:editing-cycles>11</meta:editing-cycles>
    <meta:generator>OpenOffice/4.1.5$Win32 OpenOffice.org_project/415m1$Build-9789</meta:generator>
    <dc:date>2020-12-16T12:24:03.70</dc:date>
    <meta:document-statistic meta:table-count="0" meta:image-count="4" meta:object-count="0" meta:page-count="10" meta:paragraph-count="268" meta:word-count="2133" meta:character-count="14570"/>
    <meta:user-defined meta:name="Info 1"/>
    <meta:user-defined meta:name="Info 2"/>
    <meta:user-defined meta:name="Info 3"/>
    <meta:user-defined meta:name="Info 4"/>
  </office:meta>
</office:document-meta>
</file>